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color="#00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unctional Requirements:</text:span></text:p>
      <text:p text:style-name="P1"/>
      <text:p text:style-name="P1">1. The App shall run on the Android OS and iOS.</text:p>
      <text:p text:style-name="P1"/>
      <text:p text:style-name="P1">2. The App shall contain a Main Menu that displays four clickable Menu Buttons: a Service <text:s/>Menu Button, a Room Menu Button, a Scavenger Hunt Menu Button, and a My Location Menu Button.</text:p>
      <text:p text:style-name="P1"/>
      <text:p text:style-name="P1">3. The Service Directory Menu Button shall link to the Service Search Screen.</text:p>
      <text:p text:style-name="P1"/>
      <text:p text:style-name="P1">4. The Room Directory Menu Button shall link to the Room Search Screen.</text:p>
      <text:p text:style-name="P1"/>
      <text:p text:style-name="P1">5. The Scavenger Hunt Menu Button shall link to the Scavenger Hunt Screen.</text:p>
      <text:p text:style-name="P1"/>
      <text:p text:style-name="P1">6. The My Location Menu Button shall link to the My Location Screen.</text:p>
      <text:p text:style-name="P1"/>
      <text:p text:style-name="P1">7. The My Location Screen shall display the Service Results Screen containing the Current Location’s Service Data.</text:p>
      <text:p text:style-name="P1"/>
      <text:p text:style-name="P1">8. The My Location Screen shall display a Spinning Wheel icon and a “Searching For Nearest Building...” message while it determines the User's Current Location.</text:p>
      <text:p text:style-name="P1"/>
      <text:p text:style-name="P1">9. The App shall contain a Scavenger Hunt Screen that will allow the User the option of a more interactive way to learn about available Services.</text:p>
      <text:p text:style-name="P1"/>
      <text:p text:style-name="P1">10. A Scavenger Hunt Clue shall contain at least 1 Scavenger Hunt Description and a Scavenger Hunt Solution.</text:p>
      <text:p text:style-name="P1"/>
      <text:p text:style-name="P1">11. A Scavenger Hunt Solution shall be either a String or GPS Coordinates.</text:p>
      <text:p text:style-name="P1"/>
      <text:p text:style-name="P1">12. The Scavenger Hunt Screen shall display a Scavenger Hunt Clue's Description and if exists, the optional Scavenger Hunt Picture.</text:p>
      <text:p text:style-name="P1"/>
      <text:p text:style-name="P1">13. The Scavenger Hunt Screen shall provide a Text Box if the Scavenger Hunt Solution to the Current Scavenger Hunt Clue is a String.</text:p>
      <text:p text:style-name="P1"/>
      <text:p text:style-name="P1">14. The Scavenger Hunt Screen shall provide a Scavenger Hunt Check Button at the bottom of the screen, just above the Main Menu.</text:p>
      <text:p text:style-name="P1"/>
      <text:p text:style-name="P1">15. The App shall contain a Service Directory that maps a Service's name to Service Data.</text:p>
      <text:p text:style-name="P1"/>
      <text:p text:style-name="P1">16. The Service Search Screen shall contain a Search Bar at the top followed by a list of clickable Service List Items.</text:p>
      <text:p text:style-name="P1"/>
      <text:p text:style-name="P1">17. The Search Bar shall be able to filter the Service List Items in the Service Search Screen.</text:p>
      <text:p text:style-name="P1"/>
      <text:p text:style-name="P1">18. The Service Results Screen shall appear when the User selects a Service List Item from the Service Search Screen.</text:p>
      <text:p text:style-name="P1"/>
      <text:p text:style-name="P1">19. A Service List Item shall be either a Web Service, a Building, or a Building Service.</text:p>
      <text:p text:style-name="P1"/>
      <text:p text:style-name="P1">20. The Service Results Screen shall display the Service List Item’s Service Data and if the Service Data contains GPS Coordinates, then the Take Me There Button will also be displayed.</text:p>
      <text:p text:style-name="P1"/>
      <text:p text:style-name="P1">21. The ’Take Me There’ button shall link to an Outside System to direct the User to the Service Data's GPS Coordinates.</text:p>
      <text:p text:style-name="P1"/>
      <text:p text:style-name="P1">22. Service Data shall contain its name, a quick description, a phone number (if Applicable), and website URL (if applicable).</text:p>
      <text:p text:style-name="P1"/>
      <text:p text:style-name="P1">23. The App shall contain a Room Directory that maps a Room Number and Building to Room Data.</text:p>
      <text:p text:style-name="P1"/>
      <text:p text:style-name="P1">24. Room Data shall contain the Room Number, the name of the Building it's located in, a quick description of what the room is used for, and simple textual directions to the room's location on campus.</text:p>
      <text:p text:style-name="P1"/>
      <text:p text:style-name="P1">25. The Room Search Screen shall accept input of Room Number via a Text Box and Building Name via a Dropdown Menu and provide a Search Button.</text:p>
      <text:p text:style-name="P1"/>
      <text:p text:style-name="P1">26. The Room Results Screen shall appear once the User presses the Search Button on the Room Search Screen with a Room Number and Building name combination that has been mapped to in the Room Directory.</text:p>
      <text:p text:style-name="P1"/>
      <text:p text:style-name="P1">27. The Room Search Screen shall show an Error Message when the Search Button is pressed with an unmapped Room Number and Building combination.</text:p>
      <text:p text:style-name="P1"/>
      <text:p text:style-name="P1">28. The Room Results Screen shall display the mapped Room Data for the Room Number and Building Name tuple from the Room Directory.</text:p>
      <text:p text:style-name="P1"/>
      <text:p text:style-name="P1">29. The App shall present the Scavenger Hunt Screen with the Current Scavenger Hunt Clue when the Scavenger Hunt Menu Button is pressed.</text:p>
      <text:p text:style-name="P1"/>
      <text:p text:style-name="P1">30. The Scavenger Hunt Screen shall show the next unsolved Scavenger Hunt Clue upon the User pressing the Scavenger Hunt Check Button with input that matches the Scavenger Hunt Clue Solution.</text:p>
      <text:p text:style-name="P1"/>
      <text:p text:style-name="P1">31. The Scavenger Hunt Screen shall show an Error Message indicating there are no more Scavenger Hunt Clues once every Scavenger Hunt Clue has been solved.</text:p>
      <text:p text:style-name="P1"/>
      <text:p text:style-name="P1">32. The Scavenger Hunt Screen shall contain the Scavenger Hunt Hint Button that allows the User to request another Scavenger Hunt Clue Description for the Current Scavenger Hunt Clue.</text:p>
      <text:p text:style-name="P1"/>
      <text:p text:style-name="P1">33. The Scavenger Hunt Screen shall disable the Scavenger Hunt Hint Button when there is only one Scavenger Hunt Clue Descriptions for the <text:s/>Current Scavenger Hunt Clue.</text:p>
      <text:p text:style-name="P1"/>
      <text:p text:style-name="P1">34. The App's installable binary shall be no larger than 60MB.</text:p>
      <text:p text:style-name="P1"/>
      <text:p text:style-name="P1">35. The App shall connect to any necessary Outside Systems for GPS Coordinates and directional assistance.</text:p>
      <text:p text:style-name="P1"/>
      <text:p text:style-name="P1"/>
      <text:p text:style-name="P1"><text:span text:style-name="T1">Non-Functional Requirements:</text:span></text:p>
      <text:p text:style-name="P1"/>
      <text:p text:style-name="P1">1. The App shall minimize its usage of GPS.</text:p>
      <text:p text:style-name="P1"/>
      <text:p text:style-name="P1">2. The App shall minimize its battery dr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